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91cm" svg:height="8.491cm" svg:x="0.0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3T14:15:20.723009727</dc:date>
    <meta:editing-duration>PT2M36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2cm" svg:height="8.492cm" xlink:href="." xlink:type="simple" chart:class="chart:scatter" chart:style-name="ch1">
        <chart:plot-area chart:style-name="ch2" chart:data-source-has-labels="both" svg:x="0.307cm" svg:y="0.169cm" svg:width="14.778cm" svg:height="8.154cm">
          <chartooo:coordinate-region svg:x="0.849cm" svg:y="0.368cm" svg:width="14.142cm" svg:height="7.756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0941083133185143">
                <text:p>0.0941083133185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0314107590781282">
                <text:p>0.03141075907812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0314107590781281">
                <text:p>-0.03141075907812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0941083133185142">
                <text:p>-0.0941083133185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940880768954226">
                <text:p>-0.9408807689542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0.0941083133185149">
                <text:p>-0.0941083133185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0314107590781283">
                <text:p>-0.03141075907812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0314107590781279">
                <text:p>0.03141075907812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0941083133185145">
                <text:p>0.09410831331851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278991106039228">
                <text:p>0.2789911060392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.707106781186547">
                <text:p>0.70710678118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